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achlieli CLM2" svg:font-family="'Nachlieli CLM'"/>
    <style:font-face style:name="Liberation Sans2" svg:font-family="'Liberation Sans'" style:font-adornments="Regular" style:font-pitch="fixed"/>
    <style:font-face style:name="Monospace" svg:font-family="Monospace" style:font-pitch="fixed"/>
    <style:font-face style:name="Monospace1" svg:font-family="Monospace" style:font-adornments="Regular" style:font-pitch="fixed"/>
    <style:font-face style:name="Noto Sans1"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94in" fo:margin-left="4.9764in" table:align="left" style:writing-mode="rl-tb"/>
    </style:style>
    <style:style style:name="Table1.A" style:family="table-column">
      <style:table-column-properties style:column-width="0.9035in"/>
    </style:style>
    <style:style style:name="Table1.B" style:family="table-column">
      <style:table-column-properties style:column-width="0.81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style:font-name="David CLM" fo:font-weight="bold" officeooo:rsid="04edd0ee" officeooo:paragraph-rsid="04edd0ee" style:font-weight-asian="bold" style:font-name-complex="David CLM" style:font-weight-complex="bold"/>
    </style:style>
    <style:style style:name="P4"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e3f55f" officeooo:paragraph-rsid="04e3f55f" style:letter-kerning="true" style:font-size-asian="12pt" style:font-style-asian="normal" style:font-weight-asian="normal" style:font-name-complex="David CLM" style:font-size-complex="12pt" style:font-weight-complex="normal" style:text-emphasize="none"/>
    </style:style>
    <style:style style:name="P5"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e40fbb" officeooo:paragraph-rsid="04e40fbb" style:letter-kerning="true" style:font-size-asian="12pt" style:font-style-asian="normal" style:font-weight-asian="normal" style:font-name-complex="David CLM" style:font-size-complex="12pt" style:font-weight-complex="normal" style:text-emphasize="none"/>
    </style:style>
    <style:style style:name="P6"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ff5e82" officeooo:paragraph-rsid="04ff5e82" style:letter-kerning="true" style:font-size-asian="12pt" style:font-style-asian="normal" style:font-weight-asian="normal" style:font-name-complex="David CLM" style:font-size-complex="12pt" style:font-weight-complex="normal" style:text-emphasize="none"/>
    </style:style>
    <style:style style:name="P7"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f1ba4d" officeooo:paragraph-rsid="04f1ba4d" style:letter-kerning="true" style:font-size-asian="12pt" style:font-style-asian="normal" style:font-weight-asian="normal" style:font-name-complex="David CLM" style:font-size-complex="12pt" style:font-weight-complex="normal" style:text-emphasize="none"/>
    </style:style>
    <style:style style:name="P8"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4fa2888" officeooo:paragraph-rsid="04fa2888" style:letter-kerning="true" style:font-size-asian="12pt" style:font-style-asian="normal" style:font-weight-asian="normal" style:font-name-complex="David CLM" style:font-size-complex="12pt" style:font-weight-complex="normal" style:text-emphasize="none"/>
    </style:style>
    <style:style style:name="P9" style:family="paragraph" style:parent-style-name="Text_20_body">
      <style:text-properties style:font-name="David CLM" officeooo:rsid="02d00e5f" officeooo:paragraph-rsid="032aa1da" style:font-name-complex="David CLM"/>
    </style:style>
    <style:style style:name="P10" style:family="paragraph" style:parent-style-name="Text_20_body">
      <style:text-properties officeooo:paragraph-rsid="05d44a8f"/>
    </style:style>
    <style:style style:name="P11" style:family="paragraph" style:parent-style-name="Text_20_body">
      <style:text-properties officeooo:rsid="05d44a8f" officeooo:paragraph-rsid="05d44a8f"/>
    </style:style>
    <style:style style:name="P12" style:family="paragraph" style:parent-style-name="Text_20_body">
      <style:text-properties officeooo:rsid="05d420b7" officeooo:paragraph-rsid="05d44a8f"/>
    </style:style>
    <style:style style:name="P13" style:family="paragraph" style:parent-style-name="Text_20_body">
      <style:text-properties officeooo:rsid="05d50d29" officeooo:paragraph-rsid="05d50d29"/>
    </style:style>
    <style:style style:name="P14" style:family="paragraph" style:parent-style-name="Text_20_body">
      <style:text-properties officeooo:paragraph-rsid="05da00e7"/>
    </style:style>
    <style:style style:name="P15" style:family="paragraph" style:parent-style-name="Text_20_body">
      <style:text-properties officeooo:rsid="05dc023e" officeooo:paragraph-rsid="05dc023e"/>
    </style:style>
    <style:style style:name="P16" style:family="paragraph" style:parent-style-name="Text_20_body">
      <style:text-properties officeooo:rsid="05dcb0d1" officeooo:paragraph-rsid="05dcb0d1"/>
    </style:style>
    <style:style style:name="P17" style:family="paragraph" style:parent-style-name="Text_20_body">
      <style:text-properties officeooo:paragraph-rsid="05f04c43"/>
    </style:style>
    <style:style style:name="P18" style:family="paragraph" style:parent-style-name="Text_20_body">
      <style:text-properties fo:language="en" fo:country="US" fo:font-weight="normal" officeooo:rsid="05fb43fe" officeooo:paragraph-rsid="05fb43fe" style:font-weight-asian="normal" style:font-weight-complex="normal"/>
    </style:style>
    <style:style style:name="P19" style:family="paragraph" style:parent-style-name="Text_20_body">
      <style:paragraph-properties fo:text-align="start" style:justify-single-word="false" style:writing-mode="lr-tb"/>
    </style:style>
    <style:style style:name="P20" style:family="paragraph" style:parent-style-name="Text_20_body">
      <style:paragraph-properties fo:text-align="center" style:justify-single-word="false" style:writing-mode="lr-tb"/>
    </style:style>
    <style:style style:name="P21" style:family="paragraph" style:parent-style-name="Text_20_body">
      <style:paragraph-properties fo:text-align="center" style:justify-single-word="false" style:writing-mode="lr-tb"/>
      <style:text-properties officeooo:paragraph-rsid="05f04c43"/>
    </style:style>
    <style:style style:name="P22" style:family="paragraph" style:parent-style-name="Text_20_body">
      <style:paragraph-properties fo:text-align="center" style:justify-single-word="false" style:writing-mode="lr-tb"/>
      <style:text-properties officeooo:paragraph-rsid="05fb153d"/>
    </style:style>
    <style:style style:name="P23" style:family="paragraph" style:parent-style-name="Text_20_body">
      <style:paragraph-properties fo:text-align="center" style:justify-single-word="false" style:writing-mode="lr-tb"/>
      <style:text-properties officeooo:paragraph-rsid="05fb43fe"/>
    </style:style>
    <style:style style:name="P24" style:family="paragraph" style:parent-style-name="Text_20_body">
      <style:paragraph-properties fo:text-align="center" style:justify-single-word="false" style:writing-mode="lr-tb"/>
      <style:text-properties officeooo:rsid="05fb153d" officeooo:paragraph-rsid="05fb153d"/>
    </style:style>
    <style:style style:name="P25" style:family="paragraph" style:parent-style-name="Text_20_body">
      <style:paragraph-properties fo:text-align="center" style:justify-single-word="false" style:writing-mode="lr-tb"/>
      <style:text-properties style:use-window-font-color="true" style:text-outline="false" style:text-line-through-style="none" style:text-line-through-type="none" style:font-name="Monospace" fo:font-size="12pt" fo:language="en" fo:country="US" fo:font-style="normal" fo:text-shadow="none" style:text-underline-style="none" fo:font-weight="normal" officeooo:rsid="05fc1018" officeooo:paragraph-rsid="05fc1018" style:letter-kerning="true" style:font-size-asian="12pt" style:font-style-asian="normal" style:font-weight-asian="normal" style:font-name-complex="David CLM" style:font-size-complex="12pt" style:font-weight-complex="normal" style:text-emphasize="none"/>
    </style:style>
    <style:style style:name="P26" style:family="paragraph" style:parent-style-name="Text_20_body">
      <style:paragraph-properties fo:text-align="center" style:justify-single-word="false" style:writing-mode="lr-tb"/>
      <style:text-properties style:font-name="Monospace" officeooo:paragraph-rsid="05fb43fe"/>
    </style:style>
    <style:style style:name="P27" style:family="paragraph" style:parent-style-name="Text_20_body">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0db58e" officeooo:paragraph-rsid="050db58e" style:letter-kerning="true" style:font-size-asian="12pt" style:font-style-asian="normal" style:font-weight-asian="normal" style:font-name-complex="David CLM" style:font-size-complex="12pt" style:font-weight-complex="normal" style:text-emphasize="none"/>
    </style:style>
    <style:style style:name="P28" style:family="paragraph" style:parent-style-name="Text_20_body">
      <style:paragraph-properties fo:text-align="end" style:justify-single-word="false" style:writing-mode="rl-tb"/>
      <style:text-properties officeooo:paragraph-rsid="0505e627"/>
    </style:style>
    <style:style style:name="P29" style:family="paragraph" style:parent-style-name="Text_20_body">
      <style:paragraph-properties fo:text-align="end" style:justify-single-word="false" style:writing-mode="rl-tb"/>
      <style:text-properties officeooo:paragraph-rsid="050af358"/>
    </style:style>
    <style:style style:name="P30" style:family="paragraph" style:parent-style-name="Table_20_Contents">
      <style:text-properties fo:font-size="12pt" officeooo:rsid="04fa2888" officeooo:paragraph-rsid="04fa2888" style:font-size-complex="12pt"/>
    </style:style>
    <style:style style:name="P31" style:family="paragraph" style:parent-style-name="Table_20_Contents">
      <style:text-properties fo:font-size="12pt" officeooo:rsid="04fb7778" officeooo:paragraph-rsid="04fb7778" style:font-size-complex="12pt"/>
    </style:style>
    <style:style style:name="P32" style:family="paragraph" style:parent-style-name="Table_20_Contents">
      <style:text-properties fo:font-size="12pt" officeooo:rsid="0518fedc" officeooo:paragraph-rsid="0518fedc" style:font-size-complex="12pt"/>
    </style:style>
    <style:style style:name="P33" style:family="paragraph" style:parent-style-name="Table_20_Contents">
      <style:text-properties fo:font-size="12pt" fo:font-weight="bold" officeooo:rsid="04fa2888" officeooo:paragraph-rsid="04fa2888" style:font-weight-asian="bold" style:font-size-complex="12pt" style:font-weight-complex="bold"/>
    </style:style>
    <style:style style:name="P34" style:family="paragraph" style:parent-style-name="Table_20_Contents">
      <style:text-properties fo:font-size="12pt" fo:font-weight="bold" officeooo:rsid="04fb7778" officeooo:paragraph-rsid="04fb7778" style:font-weight-asian="bold" style:font-size-complex="12pt" style:font-weight-complex="bold"/>
    </style:style>
    <style:style style:name="P35" style:family="paragraph" style:parent-style-name="Table_20_Contents">
      <style:paragraph-properties fo:text-align="center" style:justify-single-word="false"/>
      <style:text-properties fo:font-size="12pt" fo:font-weight="bold" officeooo:rsid="04feed63" officeooo:paragraph-rsid="04feed63" style:font-weight-asian="bold" style:font-size-complex="12pt" style:font-weight-complex="bold"/>
    </style:style>
    <style:style style:name="P36" style:family="paragraph" style:parent-style-name="Text_20_body">
      <style:paragraph-properties fo:margin-top="0in" fo:margin-bottom="0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30bc9" officeooo:paragraph-rsid="05130bc9" style:letter-kerning="true" style:font-size-asian="12pt" style:font-style-asian="normal" style:font-weight-asian="normal" style:font-name-complex="David CLM" style:font-size-complex="12pt" style:font-weight-complex="normal" style:text-emphasize="none"/>
    </style:style>
    <style:style style:name="P37"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c752c" officeooo:paragraph-rsid="051c752c" style:letter-kerning="true" style:font-size-asian="12pt" style:font-style-asian="normal" style:font-weight-asian="normal" style:font-name-complex="David CLM" style:font-size-complex="12pt" style:font-weight-complex="normal" style:text-emphasize="none"/>
    </style:style>
    <style:style style:name="P38"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cc857" officeooo:paragraph-rsid="051cc857" style:letter-kerning="true" style:font-size-asian="12pt" style:font-style-asian="normal" style:font-weight-asian="normal" style:font-name-complex="David CLM" style:font-size-complex="12pt" style:font-weight-complex="normal" style:text-emphasize="none"/>
    </style:style>
    <style:style style:name="P39"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cc857" officeooo:paragraph-rsid="052a500a" style:letter-kerning="true" style:font-size-asian="12pt" style:font-style-asian="normal" style:font-weight-asian="normal" style:font-name-complex="David CLM" style:font-size-complex="12pt" style:font-weight-complex="normal" style:text-emphasize="none"/>
    </style:style>
    <style:style style:name="P40"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213772" officeooo:paragraph-rsid="05213772" style:letter-kerning="true" style:font-size-asian="12pt" style:font-style-asian="normal" style:font-weight-asian="normal" style:font-name-complex="David CLM" style:font-size-complex="12pt" style:font-weight-complex="normal" style:text-emphasize="none"/>
    </style:style>
    <style:style style:name="P41"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25de94" officeooo:paragraph-rsid="0525de94" style:letter-kerning="true" style:font-size-asian="12pt" style:font-style-asian="normal" style:font-weight-asian="normal" style:font-name-complex="David CLM" style:font-size-complex="12pt" style:font-weight-complex="normal" style:text-emphasize="none"/>
    </style:style>
    <style:style style:name="P42"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fada4" officeooo:paragraph-rsid="057fb22a" style:letter-kerning="true" style:font-size-asian="12pt" style:font-style-asian="normal" style:font-weight-asian="normal" style:font-name-complex="David CLM" style:font-size-complex="12pt" style:font-weight-complex="normal" style:text-emphasize="none"/>
    </style:style>
    <style:style style:name="P43"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2a500a" officeooo:paragraph-rsid="052a500a" style:letter-kerning="true" style:font-size-asian="12pt" style:font-style-asian="normal" style:font-weight-asian="normal" style:font-name-complex="David CLM" style:font-size-complex="12pt" style:font-weight-complex="normal" style:text-emphasize="none"/>
    </style:style>
    <style:style style:name="P44" style:family="paragraph" style:parent-style-name="Standard">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2a500a" officeooo:paragraph-rsid="052a500a" style:letter-kerning="true" style:font-size-asian="12pt" style:font-style-asian="normal" style:font-weight-asian="normal" style:font-name-complex="David CLM" style:font-size-complex="12pt" style:font-weight-complex="normal" style:text-emphasize="none"/>
    </style:style>
    <style:style style:name="P45" style:family="paragraph" style:parent-style-name="Standard">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de8710" officeooo:paragraph-rsid="05de8710" style:letter-kerning="true" style:font-size-asian="12pt" style:font-style-asian="normal" style:font-weight-asian="normal" style:font-name-complex="David CLM" style:font-size-complex="12pt" style:font-weight-complex="normal" style:text-emphasize="none"/>
    </style:style>
    <style:style style:name="P46" style:family="paragraph" style:parent-style-name="Standard">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0ab2a" officeooo:paragraph-rsid="05e0ab2a" style:letter-kerning="true" style:font-size-asian="12pt" style:font-style-asian="normal" style:font-weight-asian="normal" style:font-name-complex="David CLM" style:font-size-complex="12pt" style:font-weight-complex="normal" style:text-emphasize="none"/>
    </style:style>
    <style:style style:name="P47" style:family="paragraph" style:parent-style-name="Standard">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25e9c" officeooo:paragraph-rsid="05e25e9c" style:letter-kerning="true" style:font-size-asian="12pt" style:font-style-asian="normal" style:font-weight-asian="normal" style:font-name-complex="David CLM" style:font-size-complex="12pt" style:font-weight-complex="normal" style:text-emphasize="none"/>
    </style:style>
    <style:style style:name="P48" style:family="paragraph" style:parent-style-name="Standard">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a0ba9" officeooo:paragraph-rsid="05ea0ba9" style:letter-kerning="true" style:font-size-asian="12pt" style:font-style-asian="normal" style:font-weight-asian="normal" style:font-name-complex="David CLM" style:font-size-complex="12pt" style:font-weight-complex="normal" style:text-emphasize="none"/>
    </style:style>
    <style:style style:name="P49" style:family="paragraph" style:parent-style-name="Standard">
      <style:text-properties style:use-window-font-color="true" style:text-outline="false" style:text-line-through-style="none" style:text-line-through-type="none" style:font-name="David CLM" fo:font-size="12pt" fo:font-style="normal" fo:text-shadow="none" style:text-underline-style="none" fo:font-weight="normal" officeooo:rsid="05305b30" officeooo:paragraph-rsid="05305b30" style:letter-kerning="true" style:font-size-asian="12pt" style:font-style-asian="normal" style:font-weight-asian="normal" style:font-name-complex="David CLM" style:font-size-complex="12pt" style:font-weight-complex="normal" style:text-emphasize="none"/>
    </style:style>
    <style:style style:name="P50" style:family="paragraph" style:parent-style-name="Heading_20_1">
      <style:text-properties style:font-name="David CLM" officeooo:rsid="04e3f55f" officeooo:paragraph-rsid="04e3f55f" style:font-name-complex="David CLM"/>
    </style:style>
    <style:style style:name="P51" style:family="paragraph" style:parent-style-name="Standard" style:list-style-name="L3">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25e9c" officeooo:paragraph-rsid="05e25e9c" style:letter-kerning="true" style:font-size-asian="12pt" style:font-style-asian="normal" style:font-weight-asian="normal" style:font-name-complex="David CLM" style:font-size-complex="12pt" style:font-weight-complex="normal" style:text-emphasize="none"/>
    </style:style>
    <style:style style:name="P52" style:family="paragraph" style:parent-style-name="Standard" style:list-style-name="L3">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25e9c" officeooo:paragraph-rsid="05e40f4f" style:letter-kerning="true" style:font-size-asian="12pt" style:font-style-asian="normal" style:font-weight-asian="normal" style:font-name-complex="David CLM" style:font-size-complex="12pt" style:font-weight-complex="normal" style:text-emphasize="none"/>
    </style:style>
    <style:style style:name="P53" style:family="paragraph" style:parent-style-name="Standard" style:list-style-name="L3">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8981b" officeooo:paragraph-rsid="05e8981b" style:letter-kerning="true" style:font-size-asian="12pt" style:font-style-asian="normal" style:font-weight-asian="normal" style:font-name-complex="David CLM" style:font-size-complex="12pt" style:font-weight-complex="normal" style:text-emphasize="none"/>
    </style:style>
    <style:style style:name="P54" style:family="paragraph" style:parent-style-name="Standard" style:list-style-name="L3">
      <style:paragraph-properties fo:margin-top="0.0398in" fo:margin-bottom="0.0398in" loext:contextual-spacing="false" fo:text-align="end" style:justify-single-word="false" style:writing-mode="rl-tb"/>
      <style:text-properties officeooo:paragraph-rsid="05e40f4f"/>
    </style:style>
    <style:style style:name="P55" style:family="paragraph" style:parent-style-name="Text_20_body" style:list-style-name="L1">
      <style:text-properties style:use-window-font-color="true" style:text-outline="false" style:text-line-through-style="none" style:text-line-through-type="none" style:font-name="David CLM" fo:font-size="12pt" fo:font-style="normal" fo:text-shadow="none" style:text-underline-style="none" fo:font-weight="normal" officeooo:rsid="04e3f55f" officeooo:paragraph-rsid="04e3f55f" style:letter-kerning="true" style:font-size-asian="12pt" style:font-style-asian="normal" style:font-weight-asian="normal" style:font-name-complex="David CLM" style:font-size-complex="12pt" style:font-weight-complex="normal" style:text-emphasize="none"/>
    </style:style>
    <style:style style:name="P56" style:family="paragraph" style:parent-style-name="Text_20_body" style:list-style-name="L4">
      <style:text-properties style:use-window-font-color="true" style:text-outline="false" style:text-line-through-style="none" style:text-line-through-type="none" style:font-name="David CLM" fo:font-size="12pt" fo:font-style="normal" fo:text-shadow="none" style:text-underline-style="none" fo:font-weight="normal" officeooo:rsid="05305b30" officeooo:paragraph-rsid="05305b30" style:letter-kerning="true" style:font-size-asian="12pt" style:font-style-asian="normal" style:font-weight-asian="normal" style:font-name-complex="David CLM" style:font-size-complex="12pt" style:font-weight-complex="normal" style:text-emphasize="none"/>
    </style:style>
    <style:style style:name="P57" style:family="paragraph" style:parent-style-name="Text_20_body" style:list-style-name="L4">
      <style:text-properties style:use-window-font-color="true" style:text-outline="false" style:text-line-through-style="none" style:text-line-through-type="none" style:font-name="David CLM" fo:font-size="12pt" fo:font-style="normal" fo:text-shadow="none" style:text-underline-style="none" fo:font-weight="normal" officeooo:rsid="05305b30" officeooo:paragraph-rsid="05ebc405" style:letter-kerning="true" style:font-size-asian="12pt" style:font-style-asian="normal" style:font-weight-asian="normal" style:font-name-complex="David CLM" style:font-size-complex="12pt" style:font-weight-complex="normal" style:text-emphasize="none"/>
    </style:style>
    <style:style style:name="P58" style:family="paragraph" style:parent-style-name="Text_20_body" style:list-style-name="L4">
      <style:text-properties officeooo:paragraph-rsid="0548c5d0"/>
    </style:style>
    <style:style style:name="P59" style:family="paragraph" style:parent-style-name="Text_20_body" style:list-style-name="L4">
      <style:text-properties officeooo:paragraph-rsid="05ebc405"/>
    </style:style>
    <style:style style:name="P60" style:family="paragraph" style:parent-style-name="Text_20_body">
      <style:paragraph-properties fo:text-align="end" style:justify-single-word="false" style:writing-mode="rl-tb"/>
      <style:text-properties style:font-name="Monospace1" fo:language="en" fo:country="US" officeooo:rsid="05fb153d" officeooo:paragraph-rsid="05fb153d" style:font-size-asian="10.5pt" style:font-name-complex="David CLM1" style:font-weight-complex="normal"/>
    </style:style>
    <style:style style:name="P61" style:family="paragraph" style:parent-style-name="Text_20_body">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0db58e" officeooo:paragraph-rsid="050db58e" style:letter-kerning="true" style:font-size-asian="12pt" style:font-style-asian="normal" style:font-weight-asian="normal" style:font-name-complex="David CLM" style:font-size-complex="12pt" style:font-weight-complex="normal" style:text-emphasize="none"/>
    </style:style>
    <style:style style:name="P62" style:family="paragraph" style:parent-style-name="Text_20_body" style:list-style-name="L2">
      <style:paragraph-properties fo:margin-top="0in" fo:margin-bottom="0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30bc9" officeooo:paragraph-rsid="05130bc9" style:letter-kerning="true" style:font-size-asian="12pt" style:font-style-asian="normal" style:font-weight-asian="normal" style:font-name-complex="David CLM" style:font-size-complex="12pt" style:font-weight-complex="normal" style:text-emphasize="none"/>
    </style:style>
    <style:style style:name="T1" style:family="text">
      <style:text-properties fo:font-weight="bold" style:font-weight-asian="bold" style:font-weight-complex="bold"/>
    </style:style>
    <style:style style:name="T2" style:family="text">
      <style:text-properties fo:font-weight="bold" officeooo:rsid="052a500a" style:font-weight-asian="bold" style:font-weight-complex="bold"/>
    </style:style>
    <style:style style:name="T3" style:family="text">
      <style:text-properties fo:font-weight="bold" officeooo:rsid="0576d220"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57b9f03" style:font-style-asian="italic" style:font-style-complex="italic"/>
    </style:style>
    <style:style style:name="T6" style:family="text">
      <style:text-properties fo:font-style="italic" officeooo:rsid="05df38a1" style:font-style-asian="italic" style:font-style-complex="italic"/>
    </style:style>
    <style:style style:name="T7" style:family="text">
      <style:text-properties style:text-position="super 58%"/>
    </style:style>
    <style:style style:name="T8" style:family="text">
      <style:text-properties style:text-position="0% 100%"/>
    </style:style>
    <style:style style:name="T9" style:family="text">
      <style:text-properties style:text-position="0% 100%" fo:font-weight="bold" style:font-weight-asian="bold" style:font-weight-complex="bold"/>
    </style:style>
    <style:style style:name="T10" style:family="text">
      <style:text-properties style:text-position="0% 100%" fo:font-weight="bold" officeooo:rsid="05030d04" style:font-weight-asian="bold" style:font-weight-complex="bold"/>
    </style:style>
    <style:style style:name="T11" style:family="text">
      <style:text-properties style:text-position="0% 100%" officeooo:rsid="0500dd55"/>
    </style:style>
    <style:style style:name="T12" style:family="text">
      <style:text-properties style:text-position="0% 100%" officeooo:rsid="05028eb5"/>
    </style:style>
    <style:style style:name="T13" style:family="text">
      <style:text-properties style:text-position="0% 100%" officeooo:rsid="05030d04"/>
    </style:style>
    <style:style style:name="T14" style:family="text">
      <style:text-properties style:text-position="0% 100%" officeooo:rsid="05fb153d"/>
    </style:style>
    <style:style style:name="T15" style:family="text">
      <style:text-properties style:text-position="0% 100%" officeooo:rsid="05517c33"/>
    </style:style>
    <style:style style:name="T16" style:family="text">
      <style:text-properties officeooo:rsid="051fada4"/>
    </style:style>
    <style:style style:name="T17" style:family="text">
      <style:text-properties officeooo:rsid="05213772"/>
    </style:style>
    <style:style style:name="T18" style:family="text">
      <style:text-properties officeooo:rsid="0527725c"/>
    </style:style>
    <style:style style:name="T19" style:family="text">
      <style:text-properties officeooo:rsid="052a500a"/>
    </style:style>
    <style:style style:name="T20" style:family="text">
      <style:text-properties officeooo:rsid="052f4c42"/>
    </style:style>
    <style:style style:name="T21" style:family="text">
      <style:text-properties officeooo:rsid="053b45e6"/>
    </style:style>
    <style:style style:name="T22"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40f4f" style:letter-kerning="true" style:font-size-asian="12pt" style:font-style-asian="normal" style:font-weight-asian="normal" style:font-name-complex="David CLM" style:font-size-complex="12pt" style:font-weight-complex="normal" style:text-emphasize="none"/>
    </style:style>
    <style:style style:name="T23"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8981b" style:letter-kerning="true" style:font-size-asian="12pt" style:font-style-asian="normal" style:font-weight-asian="normal" style:font-name-complex="David CLM" style:font-size-complex="12pt" style:font-weight-complex="normal" style:text-emphasize="none"/>
    </style:style>
    <style:style style:name="T24"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05e627" style:letter-kerning="true" style:font-size-asian="12pt" style:font-style-asian="normal" style:font-weight-asian="normal" style:font-name-complex="David CLM" style:font-size-complex="12pt" style:font-weight-complex="normal" style:text-emphasize="none"/>
    </style:style>
    <style:style style:name="T25"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d646f1" style:letter-kerning="true" style:font-size-asian="12pt" style:font-style-asian="normal" style:font-weight-asian="normal" style:font-name-complex="David CLM" style:font-size-complex="12pt" style:font-weight-complex="normal" style:text-emphasize="none"/>
    </style:style>
    <style:style style:name="T26"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8107a" style:letter-kerning="true" style:font-size-asian="12pt" style:font-style-asian="normal" style:font-weight-asian="normal" style:font-name-complex="David CLM" style:font-size-complex="12pt" style:font-weight-complex="normal" style:text-emphasize="none"/>
    </style:style>
    <style:style style:name="T27"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8589e" style:letter-kerning="true" style:font-size-asian="12pt" style:font-style-asian="normal" style:font-weight-asian="normal" style:font-name-complex="David CLM" style:font-size-complex="12pt" style:font-weight-complex="normal" style:text-emphasize="none"/>
    </style:style>
    <style:style style:name="T28"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22d74a" style:letter-kerning="true" style:font-size-asian="12pt" style:font-style-asian="normal" style:font-weight-asian="normal" style:font-name-complex="David CLM" style:font-size-complex="12pt" style:font-weight-complex="normal" style:text-emphasize="none"/>
    </style:style>
    <style:style style:name="T29"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24be13" style:letter-kerning="true" style:font-size-asian="12pt" style:font-style-asian="normal" style:font-weight-asian="normal" style:font-name-complex="David CLM" style:font-size-complex="12pt" style:font-weight-complex="normal" style:text-emphasize="none"/>
    </style:style>
    <style:style style:name="T30"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d6d186" style:letter-kerning="true" style:font-size-asian="12pt" style:font-style-asian="normal" style:font-weight-asian="normal" style:font-name-complex="David CLM" style:font-size-complex="12pt" style:font-weight-complex="normal" style:text-emphasize="none"/>
    </style:style>
    <style:style style:name="T31"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b3919" style:letter-kerning="true" style:font-size-asian="12pt" style:font-style-asian="normal" style:font-weight-asian="normal" style:font-name-complex="David CLM" style:font-size-complex="12pt" style:font-weight-complex="normal" style:text-emphasize="none"/>
    </style:style>
    <style:style style:name="T32"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d84960" style:letter-kerning="true" style:font-size-asian="12pt" style:font-style-asian="normal" style:font-weight-asian="normal" style:font-name-complex="David CLM" style:font-size-complex="12pt" style:font-weight-complex="normal" style:text-emphasize="none"/>
    </style:style>
    <style:style style:name="T33"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08f92a" style:letter-kerning="true" style:font-size-asian="12pt" style:font-style-asian="normal" style:font-weight-asian="normal" style:font-name-complex="David CLM" style:font-size-complex="12pt" style:font-weight-complex="normal" style:text-emphasize="none"/>
    </style:style>
    <style:style style:name="T34"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0af358" style:letter-kerning="true" style:font-size-asian="12pt" style:font-style-asian="normal" style:font-weight-asian="normal" style:font-name-complex="David CLM" style:font-size-complex="12pt" style:font-weight-complex="normal" style:text-emphasize="none"/>
    </style:style>
    <style:style style:name="T35"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0be42a" style:letter-kerning="true" style:font-size-asian="12pt" style:font-style-asian="normal" style:font-weight-asian="normal" style:font-name-complex="David CLM" style:font-size-complex="12pt" style:font-weight-complex="normal" style:text-emphasize="none"/>
    </style:style>
    <style:style style:name="T36"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fc1018" style:letter-kerning="true" style:font-size-asian="12pt" style:font-style-asian="normal" style:font-weight-asian="normal" style:font-name-complex="David CLM" style:font-size-complex="12pt" style:font-weight-complex="normal" style:text-emphasize="none"/>
    </style:style>
    <style:style style:name="T37"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bold" officeooo:rsid="0505e627" style:letter-kerning="true" style:font-size-asian="12pt" style:font-style-asian="normal" style:font-weight-asian="bold" style:font-name-complex="David CLM" style:font-size-complex="12pt" style:font-weight-complex="bold" style:text-emphasize="none"/>
    </style:style>
    <style:style style:name="T38"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bold" officeooo:rsid="0578589e" style:letter-kerning="true" style:font-size-asian="12pt" style:font-style-asian="normal" style:font-weight-asian="bold" style:font-name-complex="David CLM" style:font-size-complex="12pt" style:font-weight-complex="bold" style:text-emphasize="none"/>
    </style:style>
    <style:style style:name="T39"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bold" officeooo:rsid="05d646f1" style:letter-kerning="true" style:font-size-asian="12pt" style:font-style-asian="normal" style:font-weight-asian="bold" style:font-name-complex="David CLM" style:font-size-complex="12pt" style:font-weight-complex="bold" style:text-emphasize="none"/>
    </style:style>
    <style:style style:name="T40" style:family="text">
      <style:text-properties style:use-window-font-color="true" style:text-outline="false" style:text-line-through-style="none" style:text-line-through-type="none" style:text-position="0% 100%" style:font-name="David CLM" fo:font-size="12pt" fo:language="en" fo:country="US" fo:font-style="normal" fo:text-shadow="none" style:text-underline-style="none" fo:font-weight="normal" officeooo:rsid="05fc1018" style:letter-kerning="true" style:font-size-asian="12pt" style:font-style-asian="normal" style:font-weight-asian="normal" style:font-name-complex="David CLM" style:font-size-complex="12pt" style:font-weight-complex="normal" style:text-emphasize="none"/>
    </style:style>
    <style:style style:name="T41" style:family="text">
      <style:text-properties style:use-window-font-color="true" style:text-outline="false" style:text-line-through-style="none" style:text-line-through-type="none" style:text-position="0% 100%" fo:font-size="12pt" fo:language="en" fo:country="US" fo:font-style="normal" fo:text-shadow="none" style:text-underline-style="none" fo:font-weight="normal" officeooo:rsid="05fb153d" style:letter-kerning="true" style:font-size-asian="12pt" style:font-style-asian="normal" style:font-weight-asian="normal" style:font-name-complex="David CLM" style:font-size-complex="12pt" style:font-weight-complex="normal" style:text-emphasize="none"/>
    </style:style>
    <style:style style:name="T42" style:family="text">
      <style:text-properties style:use-window-font-color="true" style:text-outline="false" style:text-line-through-style="none" style:text-line-through-type="none" style:text-position="0% 100%" fo:font-size="12pt" fo:language="en" fo:country="US" fo:font-style="normal" fo:text-shadow="none" style:text-underline-style="none" fo:font-weight="normal" officeooo:rsid="05517c33" style:letter-kerning="true" style:font-size-asian="12pt" style:font-style-asian="normal" style:font-weight-asian="normal" style:font-name-complex="David CLM" style:font-size-complex="12pt" style:font-weight-complex="normal" style:text-emphasize="none"/>
    </style:style>
    <style:style style:name="T43" style:family="text">
      <style:text-properties style:use-window-font-color="true" style:text-outline="false" style:text-line-through-style="none" style:text-line-through-type="none" style:text-position="0% 100%" fo:font-size="12pt" fo:language="en" fo:country="US" fo:font-style="normal" fo:text-shadow="none" style:text-underline-style="none" fo:font-weight="normal" officeooo:rsid="05fb43fe" style:letter-kerning="true" style:font-size-asian="12pt" style:font-style-asian="normal" style:font-weight-asian="normal" style:font-name-complex="David CLM" style:font-size-complex="12pt" style:font-weight-complex="normal" style:text-emphasize="none"/>
    </style:style>
    <style:style style:name="T44" style:family="text">
      <style:text-properties style:use-window-font-color="true" style:text-outline="false" style:text-line-through-style="none" style:text-line-through-type="none" style:text-position="0% 100%" fo:font-size="12pt" fo:language="en" fo:country="US" fo:font-style="normal" fo:text-shadow="none" style:text-underline-style="none" fo:font-weight="normal" officeooo:rsid="05fb153d" style:letter-kerning="true" style:font-size-asian="10.5pt" style:font-style-asian="normal" style:font-weight-asian="normal" style:font-name-complex="David CLM1" style:font-size-complex="12pt" style:font-weight-complex="normal" style:text-emphasize="none"/>
    </style:style>
    <style:style style:name="T4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ec5a41" style:letter-kerning="true" style:font-size-asian="12pt" style:font-style-asian="normal" style:font-weight-asian="normal" style:font-name-complex="David CLM" style:font-size-complex="12pt" style:font-weight-complex="normal" style:text-emphasize="none"/>
    </style:style>
    <style:style style:name="T4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edd0ee" style:letter-kerning="true" style:font-size-asian="12pt" style:font-style-asian="normal" style:font-weight-asian="normal" style:font-name-complex="David CLM" style:font-size-complex="12pt" style:font-weight-complex="normal" style:text-emphasize="none"/>
    </style:style>
    <style:style style:name="T47" style:family="text">
      <style:text-properties fo:font-weight="normal" officeooo:rsid="0576d220" style:font-weight-asian="normal" style:font-weight-complex="normal"/>
    </style:style>
    <style:style style:name="T48" style:family="text">
      <style:text-properties officeooo:rsid="05517c33"/>
    </style:style>
    <style:style style:name="T49" style:family="text">
      <style:text-properties officeooo:rsid="057b9f03"/>
    </style:style>
    <style:style style:name="T50" style:family="text">
      <style:text-properties officeooo:rsid="057cc2e3"/>
    </style:style>
    <style:style style:name="T51" style:family="text">
      <style:text-properties officeooo:rsid="0581bbc6"/>
    </style:style>
    <style:style style:name="T52" style:family="text">
      <style:text-properties officeooo:rsid="0581bc0c"/>
    </style:style>
    <style:style style:name="T53" style:family="text">
      <style:text-properties style:text-position="sub 58%"/>
    </style:style>
    <style:style style:name="T54" style:family="text">
      <style:text-properties style:text-position="sub 58%" fo:font-weight="normal" style:font-weight-asian="normal" style:font-weight-complex="normal"/>
    </style:style>
    <style:style style:name="T55" style:family="text">
      <style:text-properties officeooo:rsid="05d420b7"/>
    </style:style>
    <style:style style:name="T56" style:family="text">
      <style:text-properties fo:color="#000000" style:font-name="Liberation Sans2" fo:font-size="40pt" style:font-size-asian="40pt"/>
    </style:style>
    <style:style style:name="T57" style:family="text">
      <style:text-properties fo:color="#000000" style:font-name="Liberation Sans2" fo:font-size="40pt" officeooo:rsid="05f21ae4" style:font-size-asian="40pt"/>
    </style:style>
    <style:style style:name="T58" style:family="text">
      <style:text-properties officeooo:rsid="05d8cf46"/>
    </style:style>
    <style:style style:name="T59" style:family="text">
      <style:text-properties officeooo:rsid="05dc023e"/>
    </style:style>
    <style:style style:name="T60" style:family="text">
      <style:text-properties officeooo:rsid="05dcb0d1"/>
    </style:style>
    <style:style style:name="T61" style:family="text">
      <style:text-properties officeooo:rsid="05def1bc"/>
    </style:style>
    <style:style style:name="T62" style:family="text">
      <style:text-properties officeooo:rsid="05df38a1"/>
    </style:style>
    <style:style style:name="T63" style:family="text">
      <style:text-properties officeooo:rsid="05e0c1aa"/>
    </style:style>
    <style:style style:name="T64" style:family="text">
      <style:text-properties officeooo:rsid="05e40f4f"/>
    </style:style>
    <style:style style:name="T65" style:family="text">
      <style:text-properties officeooo:rsid="05e566f5"/>
    </style:style>
    <style:style style:name="T66" style:family="text">
      <style:text-properties officeooo:rsid="05e6adfe"/>
    </style:style>
    <style:style style:name="T67" style:family="text">
      <style:text-properties officeooo:rsid="05e8981b"/>
    </style:style>
    <style:style style:name="T68" style:family="text">
      <style:text-properties fo:color="#990099" style:text-outline="false" style:text-line-through-style="none" style:text-line-through-type="none" style:font-name="David CLM" fo:font-size="12pt" fo:font-style="normal" fo:text-shadow="none" style:text-underline-style="none" fo:font-weight="normal" officeooo:rsid="05305b30" style:letter-kerning="true" style:font-size-asian="12pt" style:font-style-asian="normal" style:font-weight-asian="normal" style:font-name-complex="David CLM" style:font-size-complex="12pt" style:font-weight-complex="normal" style:text-emphasize="none"/>
    </style:style>
    <style:style style:name="T69" style:family="text">
      <style:text-properties fo:color="#990099" fo:font-size="12pt" style:font-size-asian="12pt" style:font-size-complex="12pt"/>
    </style:style>
    <style:style style:name="T70" style:family="text">
      <style:text-properties officeooo:rsid="05ebd3be"/>
    </style:style>
    <style:style style:name="T71" style:family="text">
      <style:text-properties officeooo:rsid="05f58044"/>
    </style:style>
    <style:style style:name="T72" style:family="text">
      <style:text-properties officeooo:rsid="05fb153d"/>
    </style:style>
    <style:style style:name="T73" style:family="text">
      <style:text-properties fo:language="en" fo:country="US"/>
    </style:style>
    <style:style style:name="T74" style:family="text">
      <style:text-properties fo:language="en" fo:country="US" officeooo:rsid="05fb153d"/>
    </style:style>
    <style:style style:name="T75" style:family="text">
      <style:text-properties fo:language="en" fo:country="US" officeooo:rsid="05517c33"/>
    </style:style>
    <style:style style:name="T76" style:family="text">
      <style:text-properties fo:language="en" fo:country="US" fo:font-weight="normal" officeooo:rsid="05fb153d" style:font-weight-asian="normal" style:font-weight-complex="normal"/>
    </style:style>
    <style:style style:name="T77" style:family="text">
      <style:text-properties style:font-name="Monospace1" fo:language="en" fo:country="US" officeooo:rsid="05fb153d" style:font-size-asian="10.5pt" style:font-name-complex="David CLM1" style:font-weight-complex="normal"/>
    </style:style>
    <style:style style:name="T78" style:family="text">
      <style:text-properties style:font-name="Monospace1" fo:language="en" fo:country="US" fo:font-weight="normal" officeooo:rsid="05fb43fe" style:font-size-asian="10.5pt" style:font-weight-asian="normal" style:font-name-complex="David CLM1" style:font-weight-complex="normal"/>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1"><text:span text:style-name="T59">1. </text:span>חלוקת עלויות</text:h>
      <text:p text:style-name="P4">בימינו יש יותר ויותר אפליקציות המאפשרות לאנשים לחלוק נסיעות, למשל: waze carpool, וגם ב Uber, Lyft ועוד. אחת השאלות המעניינות העולות במקרה זה היא: איך לחלק את עלות הנסיעה בין הנוסעים?</text:p>
      <text:p text:style-name="P4">זו בעיה של חלוקה הוגנת - אבל היא שונה מבעיות קודמות שלמדנו:</text:p>
      <text:list xml:id="list1835327010" text:style-name="L1">
        <text:list-item>
          <text:p text:style-name="P55">מצד אחד, הדבר שאותו מחלקים - כסף - הוא רציף ואחיד, ולכולם יש בדיוק אותן העדפות לגביו - כולם רוצים כמה שיותר כסף (ולשלם כמה שפחות). מבחינה זו, הבעיה קלה יותר מבעיית חלוקה של קרקע או של חדרים בדירה.</text:p>
        </text:list-item>
        <text:list-item>
          <text:p text:style-name="P55">מצד שני, <text:span text:style-name="T1">הזכויות </text:span>כאן הן לא שוות. אם נוסע אחד יורד אחרי קילומטר, ונוסע אחד אחרי שני קילומטר - שניהם צריכים לשלם, אבל זה לא הגיוני שהם ישלמו אותו דבר. </text:p>
        </text:list-item>
      </text:list>
      <text:p text:style-name="P5">מהי חלוקה הוגנת של התשלומים במקרה זה?</text:p>
      <text:p text:style-name="P7">אנחנו נציג את הבעיה כמקרה פרטי של בעיה כללית יותר הנקראת <text:span text:style-name="T4">משחק שיתופי </text:span>- cooperative game.</text:p>
      <text:p text:style-name="Heading_20_2">קביעת תשלומים במשחק שיתופי</text:p>
      <text:p text:style-name="Text_20_body">במשחק שיתופי, יש קבוצה N של שחקנים הרוצים לשתף פעולה לתועלת כולם (במקרה שלנו - N היא קבוצת הנוסעים הרוצים לנסוע יחד כדי לחסוך עלויות).</text:p>
      <text:p text:style-name="Text_20_body">כלל-התשלומים צריך לקחת בחשבון, שכל "קואליציה" של שחקנים (כל תת-קבוצה של N) יכולה לפרוש ולפעול באופן עצמאי. לכן הכלל צריך לבדוק את כל תת-הקבוצות האפשריות, ולחשב את העלות של כל אחת מהן בנפרד. מכאן, במשחק שיתופי עם n שחקנים, הקלט כולל 2<text:span text:style-name="T7">n</text:span> <text:s/>מספרים שונים. זה די הרבה, אבל כל עוד מספר הנוסעים במונית המשותפת הוא לא גדול, זה סביר.</text:p>
      <text:p text:style-name="Text_20_body">עבור כל תת-קבוצה S של N ("קואליציה"), נסמן ב- <text:span text:style-name="T52">c</text:span>(S) את הערך של S. במקרה שלנו, זו עלות הנסיעה במקרה שהאנשים בקבוצה S נוסעים לבד. הנה דוגמה לטבלת-עלויות עבור 3 נוסעים:</text:p>
      <table:table table:name="Table1" table:style-name="Table1">
        <table:table-column table:style-name="Table1.A"/>
        <table:table-column table:style-name="Table1.B"/>
        <table:table-row table:style-name="TableLine94630254100064">
          <table:table-cell table:style-name="Table1.A1" office:value-type="string">
            <text:p text:style-name="P35"><text:span text:style-name="T20">קואליציה </text:span>S</text:p>
          </table:table-cell>
          <table:table-cell table:style-name="Table1.B1" office:value-type="string">
            <text:p text:style-name="P35"><text:span text:style-name="T52">c</text:span>(S)</text:p>
          </table:table-cell>
        </table:table-row>
        <table:table-row table:style-name="TableLine94630254336752">
          <table:table-cell table:style-name="Table1.A2" office:value-type="string">
            <text:p text:style-name="P33">0</text:p>
          </table:table-cell>
          <table:table-cell table:style-name="Table1.B2" office:value-type="string">
            <text:p text:style-name="P30">0</text:p>
          </table:table-cell>
        </table:table-row>
        <table:table-row table:style-name="TableLine94630315072528">
          <table:table-cell table:style-name="Table1.A2" office:value-type="string">
            <text:p text:style-name="P33">א</text:p>
          </table:table-cell>
          <table:table-cell table:style-name="Table1.B2" office:value-type="string">
            <text:p text:style-name="P30">10</text:p>
          </table:table-cell>
        </table:table-row>
        <table:table-row table:style-name="TableLine94630283713152">
          <table:table-cell table:style-name="Table1.A2" office:value-type="string">
            <text:p text:style-name="P33">ב</text:p>
          </table:table-cell>
          <table:table-cell table:style-name="Table1.B2" office:value-type="string">
            <text:p text:style-name="P30">15</text:p>
          </table:table-cell>
        </table:table-row>
        <table:table-row table:style-name="TableLine94630283494144">
          <table:table-cell table:style-name="Table1.A2" office:value-type="string">
            <text:p text:style-name="P33">ג</text:p>
          </table:table-cell>
          <table:table-cell table:style-name="Table1.B2" office:value-type="string">
            <text:p text:style-name="P31">25</text:p>
          </table:table-cell>
        </table:table-row>
        <table:table-row table:style-name="TableLine94630287454896">
          <table:table-cell table:style-name="Table1.A2" office:value-type="string">
            <text:p text:style-name="P34">א,ב</text:p>
          </table:table-cell>
          <table:table-cell table:style-name="Table1.B2" office:value-type="string">
            <text:p text:style-name="P31">20</text:p>
          </table:table-cell>
        </table:table-row>
        <table:table-row table:style-name="TableLine94630254184096">
          <table:table-cell table:style-name="Table1.A2" office:value-type="string">
            <text:p text:style-name="P34">א,ג</text:p>
          </table:table-cell>
          <table:table-cell table:style-name="Table1.B2" office:value-type="string">
            <text:p text:style-name="P31">25</text:p>
          </table:table-cell>
        </table:table-row>
        <table:table-row table:style-name="TableLine94630283491520">
          <table:table-cell table:style-name="Table1.A2" office:value-type="string">
            <text:p text:style-name="P34">ב,ג</text:p>
          </table:table-cell>
          <table:table-cell table:style-name="Table1.B2" office:value-type="string">
            <text:p text:style-name="P31">30</text:p>
          </table:table-cell>
        </table:table-row>
        <table:table-row table:style-name="TableLine94630414147856">
          <table:table-cell table:style-name="Table1.A2" office:value-type="string">
            <text:p text:style-name="P34">א,ב,ג</text:p>
          </table:table-cell>
          <table:table-cell table:style-name="Table1.B2" office:value-type="string">
            <text:p text:style-name="P32">37</text:p>
          </table:table-cell>
        </table:table-row>
      </table:table>
      <text:p text:style-name="P8"/>
      <text:p text:style-name="Text_20_body">כלל-חלוקת-עלויות הוא פונקציה p המקבלת כקלט את הטבלה <text:span text:style-name="T52">c</text:span>, ומחזירה לכל שחקן כמה הוא צריך לשלם. <text:s text:c="2"/>אנחנו נחפש כלל-חלוקת-עלויות המקיים כמה תנאים.</text:p>
      <text:p text:style-name="Text_20_body"><text:soft-page-break/></text:p>
      <text:p text:style-name="P6"><text:span text:style-name="T9">א.</text:span><text:span text:style-name="T8"> </text:span><text:span text:style-name="T10">כיסוי מלא</text:span><text:span text:style-name="T13">: </text:span><text:span text:style-name="T12">כשכולם נוסעים יחד, </text:span><text:span text:style-name="T11">עלות הנסיעה מכוסה </text:span><text:span text:style-name="T12">במלואה </text:span><text:span text:style-name="T11">ע"י הנוסעים:</text:span></text:p>
      <text:p text:style-name="P20"><text:span text:style-name="T52">c</text:span>(N) = p(<text:span text:style-name="T52">c</text:span>,1) + p(c,2) + ... + p(c,n)</text:p>
      <text:p text:style-name="P17"><text:span text:style-name="T1">ב. </text:span><text:span text:style-name="T3">הגינות</text:span><text:span text:style-name="T47"> (נקרא גם </text:span><text:span text:style-name="T3">סימטריה</text:span><text:span text:style-name="T47">)</text:span>: התשלום שכל שחקן משלם צריך להיות תלוי רק בעלות השולית שהוא מוסיף. העלות השולית של שחקן i, ביחס לקבוצה מסויימת S שאינה מכילה את i, מוגדרת כ:</text:p>
      <text:p text:style-name="P21"><text:s text:c="2"/>c(S <text:span text:style-name="T48">U {i}</text:span>) – c(S)</text:p>
      <text:p text:style-name="P17"><text:span text:style-name="T21">כלומר </text:span>העלות של הקבוצה כש-i מצטרף, פחות העלות של הקבוצה כש-i לא מצטרף. <text:s text:c="3"/>עקרון הסימטריה קובע, שאם לשני שחקנים, i ו-j, יש בדיוק אותה תרומה שולית לכל תת-הקבוצות שאינן מכילות אותם, אז הם צריכים לשלם את אותו תשלום בדיוק. <text:span text:style-name="T72">פורמלית: אם לכל תת-קבוצה </text:span><text:span text:style-name="T74">S שאינה מכילה את i,j מתקיים:</text:span></text:p>
      <text:p text:style-name="P22"><text:span text:style-name="T74">c(S </text:span><text:span text:style-name="T75">U {</text:span><text:span text:style-name="T77">i</text:span><text:span text:style-name="T75">}</text:span><text:span text:style-name="T74">) – c(S) <text:s/>= <text:s/>c(S </text:span><text:span text:style-name="T75">U {</text:span><text:span text:style-name="T77">j</text:span><text:span text:style-name="T75">}</text:span><text:span text:style-name="T74">) – c(S)</text:span></text:p>
      <text:p text:style-name="P60">אז חייב להתקיים:</text:p>
      <text:p text:style-name="P24"><text:span text:style-name="T74">p</text:span><text:span text:style-name="T73">(c,i) = p(c,j)</text:span></text:p>
      <text:p text:style-name="P28"><text:span text:style-name="T37">ג. </text:span><text:span text:style-name="T38">עקרון </text:span><text:span text:style-name="T39">האפס</text:span><text:span text:style-name="T24">: </text:span><text:span text:style-name="T25">"שחקן אפס" </text:span><text:span text:style-name="T26">(</text:span><text:span text:style-name="T27">באנגלית</text:span><text:span text:style-name="T26"> "null player") </text:span><text:span text:style-name="T24">הוא שחקן שאינו מוסיף שום עלות לשום תת-קבוצה שהוא מצטרף אליה. תחשבו על </text:span><text:span text:style-name="T28">"עציץ" שתמיד נמצא במונית - לא עולה ולא יורד</text:span><text:span text:style-name="T29">, </text:span><text:span text:style-name="T30">לא מועיל ולא מזיק</text:span><text:span text:style-name="T24">. </text:span><text:span text:style-name="T31">עקרון </text:span><text:span text:style-name="T30">האפס </text:span><text:span text:style-name="T31">קובע, </text:span><text:span text:style-name="T32">ששחקן </text:span><text:span text:style-name="T30">כזה </text:span><text:span text:style-name="T24">לא צריך לשלם </text:span><text:span text:style-name="T31">או לקבל </text:span><text:span text:style-name="T24">כלום. </text:span><text:span text:style-name="T72">פורמלית: אם לכל תת-קבוצה </text:span><text:span text:style-name="T74">S מתקיים:</text:span></text:p>
      <text:p text:style-name="P26"><text:span text:style-name="T41">c(S </text:span><text:span text:style-name="T42">U {</text:span><text:span text:style-name="T44">i</text:span><text:span text:style-name="T42">}</text:span><text:span text:style-name="T41">) – c(S) <text:s/>= <text:s/></text:span><text:span text:style-name="T43">0</text:span></text:p>
      <text:p text:style-name="P18">אז חייב להתקיים:</text:p>
      <text:p text:style-name="P23"><text:span text:style-name="T76">p(c,i) = </text:span><text:span text:style-name="T78">0</text:span></text:p>
      <text:p text:style-name="Text_20_body"><text:span text:style-name="T1">ד. ליניאריות</text:span>: התשלומים נמדדים באותן יחידוֹת שבהן מודדים את הערכים. למשל, אם הערכים בשקלים אז גם התשלומים בשקלים. אם הערכים באגורות אז גם התשלומים באגורות. מכאן, אם מכפילים את כל הערכים פי 100 (או קבוע כלשהו <text:span text:style-name="T51">k</text:span>), ומפעילים את אותו כלל-תשלומים - מקבלים תשלומים גדולים פי 100 (או פי <text:span text:style-name="T51">k</text:span>).</text:p>
      <text:p text:style-name="P29"><text:span text:style-name="T33">ב</text:span><text:span text:style-name="T34">אותו אופן, אם מחברים שני משחקים עם אותם שחקנים, ויוצרים משחק חדש שבו הערך של כל תת-קבוצה הוא הסכום של ערכי תת-הקבוצה הזאת במשחקים הקודמים, ומפעילים את אותו כלל-תשלומים - התשלום של כל שחקן יהיה סכום התשלומים שלו במשחקים הקודמים.</text:span><text:span text:style-name="T35"> <text:s/>ובמונחים שלנו: אם קבוצת נוסעים נוסעת היום לירושלים ומחשבת כמה כל אחד צריך לשלם, ונוסעת מחר לאילת ומחשבת כמה כל אחד צריך לשלם, אז הסכום הכולל שכל נוסע ישלם יהיה שווה לתשלום שיתקבל אם נחשב את התשלומים על שתי הנסיעות ביחד. </text:span><text:span text:style-name="T36">פורמלית: לכל שני קבועים </text:span><text:span text:style-name="T40">a1,a2:</text:span></text:p>
      <text:p text:style-name="P25"><text:span text:style-name="T8">p</text:span><text:span text:style-name="T14">(</text:span><text:span text:style-name="T8">a1*c1 + a2*c2,</text:span><text:span text:style-name="T15"> </text:span><text:span text:style-name="T8">i</text:span><text:span text:style-name="T14">) <text:s/>= <text:s/></text:span><text:span text:style-name="T8">a1*p</text:span><text:span text:style-name="T14">(</text:span><text:span text:style-name="T8">c1,i</text:span><text:span text:style-name="T14">) </text:span><text:span text:style-name="T8">+ a2*p</text:span><text:span text:style-name="T14">(</text:span><text:span text:style-name="T8">c2,</text:span><text:span text:style-name="T15"> </text:span><text:span text:style-name="T8">i</text:span><text:span text:style-name="T14">)</text:span></text:p>
      <text:p text:style-name="P61"/>
      <text:p text:style-name="P27"><text:span text:style-name="T8">מתברר שיש רק כלל תשלומים </text:span><text:span text:style-name="T9">אחד </text:span><text:span text:style-name="T8">המקיים את כל הכללים האלו! הכלל הזה נקרא "ערך שאפלי".</text:span></text:p>
      <text:p text:style-name="P36"><text:soft-page-break/>ערך שאפלי מחושב באופן הבא:</text:p>
      <text:list xml:id="list2834742020" text:style-name="L2">
        <text:list-item>
          <text:p text:style-name="P62">עבור על כל n! הסידורים האפשריים של השחקנים.</text:p>
        </text:list-item>
        <text:list-item>
          <text:p text:style-name="P62">עבור כל סידור וכל שחקן, חשב את <text:span text:style-name="T5">העלות</text:span><text:span text:style-name="T4"> השולית </text:span>שלו בסידור זה.</text:p>
        </text:list-item>
        <text:list-item>
          <text:p text:style-name="P62">התשלום של כל שחקן הוא הממוצע החשבוני של <text:span text:style-name="T49">העלויות </text:span>השוליות שלו בכל אחד מהסידורים.</text:p>
        </text:list-item>
      </text:list>
      <text:p text:style-name="P37">לדוגמה עבור המספרים מלמעלה, ראו בגליון האלקטרוני המצורף.</text:p>
      <text:p text:style-name="P38"><text:span text:style-name="T1">משפט 1</text:span>: ערך שאפלי מקיים את התכונות א<text:span text:style-name="T16">,ב,ג,</text:span>ד.</text:p>
      <text:p text:style-name="Text_20_body">הוכחה: א. צריך להוכיח שהסכום של ערך שאפלי על כל השחקנים, שווה לערך של הקבוצה כולה c(N). נחשב את הסכום עבור כל סידור בנפרד. עבור כל סידור של השחקנים, יש לסכם את התרומות השוליות של כל השחקנים לפי סדר זה. למשל עבור הסדר א-ב-ג, יש לחבר את התרומה השולית של א ביחס לקבוצה הריקה {}, ועוד ב ביחס לקבוצה {א}, ועוד ג ביחס לקבוצה {א,ב}. זה סכום טלסקופי שהערך שלו הוא בדיוק הערך של הקבוצה {א,ב,ג}. כלומר, לכל סידור של השחקנים, הסכום הפנימי יוצא c(N). לכן, גם הממוצע על-פני כל הסידורים יוצא c(N) (ראו הדגמה בגליון האלקטרוני).</text:p>
      <text:p text:style-name="P42"><text:span text:style-name="T1">ב.</text:span> <text:span text:style-name="T17">ערך שאפלי של שחקן נקבע רק לפי העלויות השוליות שהוא מוסיף לכל קבוצה שאינה כוללת אותו. לכן, לשני שחקנים עם אותן עלויות שוליות יש בדיוק אותו ערך שאפלי.</text:span></text:p>
      <text:p text:style-name="P40"><text:span text:style-name="T1">ג.</text:span> <text:span text:style-name="T50">לשחקן אפס יש עלות שולית 0 ביחס לכל תת-קבוצה, ולכן גם הממוצע שלו 0.</text:span></text:p>
      <text:p text:style-name="P41"><text:span text:style-name="T1">ד.</text:span> <text:span text:style-name="T18">ערך שאפלי הוא פונקציה ליניארית של הערכים בטבלה. לכן, אם מכפילים את כל הערכים בקבוע אז גם ערך שאפלי מוכפל בקבוע, ואם מחברים שתי טבלאות אז גם ערך שאפלי מתחבר.</text:span></text:p>
      <text:p text:style-name="P39"><text:span text:style-name="T1">משפט </text:span><text:span text:style-name="T2">2</text:span>: ערך שאפלי <text:span text:style-name="T19">הוא הפונקציה היחידה המקיימת </text:span>את התכונות א<text:span text:style-name="T16">,ב,ג,</text:span>ד.</text:p>
      <text:p text:style-name="P43"><text:span text:style-name="T1">הוכחה</text:span>: <text:span text:style-name="T57">נו</text:span><text:span text:style-name="T56">כיח יחידות לשני שחקנים. פונקציית העלות: </text:span></text:p>
      <text:p text:style-name="P19">(0,c<text:span text:style-name="T53">a</text:span>,c<text:span text:style-name="T53">b</text:span>,c<text:span text:style-name="T53">ab</text:span>)</text:p>
      <text:p text:style-name="Text_20_body">ניתן להציג אותה כסכום של שלוש פונקציות:</text:p>
      <text:p text:style-name="P19">(0,c<text:span text:style-name="T53">a</text:span>,0,c<text:span text:style-name="T53">a</text:span>) +(0,0,c<text:span text:style-name="T53">b</text:span>,c<text:span text:style-name="T53">b</text:span>) + (0,0,0,c<text:span text:style-name="T53">ab</text:span>-c<text:span text:style-name="T53">a</text:span>-c<text:span text:style-name="T53">b</text:span>)</text:p>
      <text:p text:style-name="Text_20_body"><text:span text:style-name="T55">בראשונה</text:span>, ב הוא <text:span text:style-name="T58">שחקן-אפס</text:span> ולכן א משלם הכל - c<text:span text:style-name="T54">a</text:span></text:p>
      <text:p text:style-name="P14"><text:span text:style-name="T55">בשניה</text:span>, <text:s/>א הוא <text:span text:style-name="T58">שחקן-אפס</text:span> ולכן ב משלם הכל - c<text:span text:style-name="T53">b</text:span>.</text:p>
      <text:p text:style-name="Text_20_body"><text:span text:style-name="T55">בשלישית</text:span>, א,ב סימטריים ולכן כל אחד משלם בדיוק חצי מהעלות הכוללת – (c<text:span text:style-name="T53">ab</text:span>-c<text:span text:style-name="T53">a</text:span>-c<text:span text:style-name="T53">b</text:span>)/2.</text:p>
      <text:p text:style-name="Text_20_body">לפי ליניאריות, <text:span text:style-name="T55">התשלום של a הוא סכום התשלומים בשלושת המשחקים:</text:span></text:p>
      <text:p text:style-name="P19">p<text:span text:style-name="T53">a</text:span> = c<text:span text:style-name="T53">a</text:span> + <text:span text:style-name="T55">0 + </text:span>(c<text:span text:style-name="T53">ab</text:span>-c<text:span text:style-name="T53">a</text:span>-c<text:span text:style-name="T53">b</text:span>)/2 = [c<text:span text:style-name="T53">a</text:span>+(c<text:span text:style-name="T53">ab</text:span>-c<text:span text:style-name="T53">b</text:span>)]/2</text:p>
      <text:p text:style-name="P10"><text:span text:style-name="T55">וזה </text:span>בדיוק ערך שאפלי.</text:p>
      <text:p text:style-name="P12">אותו הדבר נכון לגבי b.</text:p>
      <text:p text:style-name="P11">ההוכחה לשלושה שחקנים או יותר היא דומה, אבל יותר מסובכת מבחינה אלגברית.</text:p>
      <text:p text:style-name="P44"/>
      <text:h text:style-name="Heading_20_1" text:outline-level="1"><text:soft-page-break/>חישוב ערך שאפלי</text:h>
      <text:p text:style-name="P13">באופן כללי, כדי לחשב את ערך שאפלי צריך לעבור על n! צירופים. זה אפשרי עבור ערכים קטנים של n, אבל כש-n גדל (נניח מעל 15) זה כבר נעשה קשה מאד. ואכן, הבעיה הכללית של חישוב ערך שאפלי היא NP-קשה. אבל, במקרים מסויימים אפשר לנצל את מבנה הבעיה כדי לחשב את ערך שאפלי בצורה יעילה יותר.</text:p>
      <text:p text:style-name="P13">דוגמה אחת היא <text:span text:style-name="T4">בעיית שדה התעופה </text:span>(airport problem): <text:span text:style-name="T59">יש n חברות-תעופה, כל אחת צריכה מסלול-המראה באורך אחר (בגלל גודל המטוסים שלה וכד'). רוצים לבנות מסלול-המראה אחד לכל החברות, והשאלה היא איך לחלק את התשלומים ביניהן?</text:span></text:p>
      <text:p text:style-name="P15">בבעיה זו, העלות של כל תת-קבוצה נקבעת לפי מקסימום פשוט. <text:s/>נניח, בלי הגבלת הכלליות, שחברה 1 צריכה את המסלול הקצר ביותר, אחריה חברה 2, וכו'. <text:s/>אז העלות של כל תת-קבוצה נקבעת לפי עלות המסלול של החברה המקסימלית (למשל: העלות של 1, 3, 5 היא העלות של 5). <text:span text:style-name="T60">אפשר לחשב את ערך שאפלי בדרך הרגילה (ראו בקובץ airport.py), אבל אפשר לחשב באופן יעיל יותר ע"פ העקרונות של שאפלי.</text:span></text:p>
      <text:p text:style-name="P16">לפי עקרון הליניאריות, אפשר לפרק את הבעיה לסכום של כמה תת-בעיות:</text:p>
      <text:p text:style-name="P16">לכל i בין 1 ל-n, נגדיר תת-בעיה שבה צריך לשלם רק על הקטע בין i-1 לבין i. הבעיה המקורית היא סכום של כל ה-n תת-בעיות, ולכן, אם נפתור כל בעיה בנפרד, נוכל פשוט לחבר את התוצאות ולקבל את הפתרון לבעיה המקורית.</text:p>
      <text:p text:style-name="P16">כדי לפתור את תת-בעיה i, נשים לב שבבעיה זו, כל השחקנים הקטנים מ-i הם "שחקני אפס", ולכן לפי עקרון האפס הם לא משלמים כלום. כל השחקנים מ-i ומעלה הם סימטריים, ולכן לפי עקרון הסימטריה כל אחד מהם משלם אותו הדבר. המסקנה היא, שבתת-בעיה i, העלות של הקטע בין i-1 לבין i מתחלק שווה בשווה בין השחקנים i,…,n, כל אחד מהם משלם 1 חלקי (n-i+1) מעלות הקטע.</text:p>
      <text:p text:style-name="P16">מצאנו נוסחה פשוטה המאפשרת לחשב את ערכי שאפלי בבעיית מסלול-ההמראה בזמן ליניארי.</text:p>
      <text:p text:style-name="P45">האם ישנן בעיות כלליות יותר שבהן אפשר לחשב את ערך שאפלי במהירות?</text:p>
      <text:p text:style-name="P45">בעיה אחת כזאת נמצאה ממש לאחרונה ע"י חיה לוינגר, <text:span text:style-name="T71">במסגרת התואר השני שלה באוניברסיטת </text:span><text:span text:style-name="T70">אריאל </text:span><text:span text:style-name="T71">(</text:span><text:span text:style-name="T70">בהנחיית</text:span> נועם חזון ועמוס עזריה, <text:span text:style-name="T61">בוגרי </text:span><text:span text:style-name="T71">אוניברסיטת </text:span><text:span text:style-name="T61">בר-אילן)</text:span>. <text:span text:style-name="T62">מדובר בבעיית שיתוף-נסיעות, כאשר </text:span><text:span text:style-name="T6">סדר הורדת הנוסעים נקבע מראש</text:span><text:span text:style-name="T62">. </text:span></text:p>
      <text:p text:style-name="P46">הקלט לבעיה הוא גרף מכוון של כבישים. נתונים n נוסעים, כולם עולים במקום אחד, וצריך להסיע אותם ל-n יעדים שונים, לפי הסדר 1,…,n (למשל, לפי סדר הדחיפות, לפי סדר ההגעה למונית, וכד'). <text:s/><text:span text:style-name="T63">כאשר כולם נמצאים, המונית נוסעת במסלול הקצר ביותר מ-0 ל-1, ואז במסלול הקצר ביותר מ-1 ל-2, וכו'. אבל כשאחד הנוסעים לא נמצא, המונית יכולה "לחתוך" ולקצר. למשל, אם 1 לא נמצא, אז המונית יכולה לנסוע במסלול הקצר ביותר מ-0 ל-2 – ובזה הבעיה שונה מבעיית מסלול-ההמראה.</text:span></text:p>
      <text:p text:style-name="P47">גם כאן, אפשר לחשב את ערך שאפלי בצורה הרגילה (ראו ridesharing.py), אבל אפשר גם לחשב ביעילות ע"י פירוק הבעיה לסכום של תת-בעיות:</text:p>
      <text:list xml:id="list3131728093" text:style-name="L3">
        <text:list-item>
          <text:p text:style-name="P51">לכל k, נגדיר תת-בעיה שבה אנחנו משלמים רק על נסיעה <text:span text:style-name="T1">ישירה</text:span> מ-0 ל-k (במסלול הקצר ביותר). שימו לב שאנחנו משלמים את הנסיעה הזאת, <text:span text:style-name="T64">אם ורק אם </text:span>נוסע k נמצא ו<text:span text:style-name="T64">גם </text:span>אין <text:span text:style-name="T64">במונית </text:span>אף נוסע ש<text:span text:style-name="T64">מספרו </text:span>קטן מ-k. לכן:</text:p>
          <text:list>
            <text:list-item>
              <text:p text:style-name="P51">כל הנוסעים שמספרם גדול מ-k הם שחקני-אפס ולא משלמים כלום.</text:p>
            </text:list-item>
            <text:list-item>
              <text:p text:style-name="P51"><text:soft-page-break/>ערך שאפלי של k בבעיה זו הוא המרחק <text:span text:style-name="T64">הישיר </text:span>בין 0 ל-k, מחולק ב-k – כי רק באחד מכל k סדרים נוסע k מופיע לפני כל הנוסעים 1,…,k-1, ורק במקרה זה העלות השולית שלו חיובית.</text:p>
            </text:list-item>
            <text:list-item>
              <text:p text:style-name="P52">ערך שאפלי של כל נוסע <text:span text:style-name="T65">k&gt;j</text:span> הוא <text:span text:style-name="T1">מינוס</text:span> המרחק <text:span text:style-name="T64">הישיר </text:span>בין 0 ל-k, מחולק ב k(k-1) – כי מתוך הסדרים שבהם k מופיע לפני כל הנוסעים <text:s/>1,…,k-1, <text:s text:c="2"/>באחד מכל <text:span text:style-name="T1">k-1</text:span> סדרים, הנוסע j הוא הראשון שמופיע <text:span text:style-name="T66">מייד </text:span>אחרי k, ובמקרה זה הוא גורם לכך שאנחנו <text:span text:style-name="T1">לא </text:span>נוסעים במסלול הישיר מ-0 ל-k, כלומר הוא מפחית את עלות המסלול.</text:p>
            </text:list-item>
          </text:list>
        </text:list-item>
        <text:list-item>
          <text:p text:style-name="P51">לכל k&gt;i, נגדיר תת-בעיה שבה אנחנו משלמים רק על נסיעה <text:span text:style-name="T1">ישירה </text:span>מ-i ל-k. <text:span text:style-name="T67">באופן דומה לחישוב למעלה:</text:span></text:p>
          <text:list>
            <text:list-item>
              <text:p text:style-name="P53">כל הנוסעים שמספרים קטן מ-i או גדול מ-k הם שחקני אפס.</text:p>
            </text:list-item>
            <text:list-item>
              <text:p text:style-name="P54"><text:span text:style-name="T22">ערך שאפלי של i,k הוא המ</text:span><text:span text:style-name="T23">רחק הישיר בין i ל-k, מחולק ב (k-i+1)(k-i).</text:span></text:p>
            </text:list-item>
            <text:list-item>
              <text:p text:style-name="P53">ערך שאפלי של כל נוסע j שעבורו i&lt;j&lt;k הוא <text:span text:style-name="T1">מינוס </text:span>המרחק הישיר בין i ל-k, מחולק ב (k-i)(k-i+1), כפול 2/(k-i-1). </text:p>
            </text:list-item>
          </text:list>
        </text:list-item>
      </text:list>
      <text:p text:style-name="P48">מספר הבעיות הכולל הוא O(n<text:span text:style-name="T7">2</text:span>), ולכן זמן החישוב של ערך שאפלי הוא פולינומיאלי!</text:p>
      <text:p text:style-name="P48">מה קורה אם סדר הורדת הנוסעים לא קבוע מראש, אלא נקבע בכל פעם מחדש (למשל ע"י חישוב המסלול הקצר ביותר שעובר בין כל הנקודות)? - במקרה זה, <text:span text:style-name="T70">חיה נועם ועמוס הוכיחו ש</text:span>הבעיה היא כבר NP-קשה.</text:p>
      <text:p text:style-name="P47"/>
      <text:p text:style-name="P44"/>
      <text:p text:style-name="P44"/>
      <text:p text:style-name="P3">מקורות</text:p>
      <text:list xml:id="list1043699324" text:style-name="L4">
        <text:list-item>
          <text:p text:style-name="P58"><text:span text:style-name="T45">ישראל אומן על ערך </text:span><text:span text:style-name="T46">שאפלי: </text:span><text:span text:style-name="T45">http://www.ma.huji.ac.il/raumann/pdf/The%20Shapley%20Value.pdf</text:span></text:p>
        </text:list-item>
        <text:list-item>
          <text:p text:style-name="P56">ויקיפדיה, Shapley Value</text:p>
        </text:list-item>
        <text:list-item>
          <text:p text:style-name="P57">ויקיפדיה, Cost-sharing_mechanism</text:p>
        </text:list-item>
        <text:list-item>
          <text:p text:style-name="P59"><text:span text:style-name="T68">Levinger, Hazon, Azaria (2019) </text:span><text:a xlink:type="simple" xlink:href="https://arxiv.org/abs/1909.04713" text:style-name="Internet_20_link" text:visited-style-name="Visited_20_Internet_20_Link"><text:span text:style-name="T69">https://arxiv.org/abs/1909.04713</text:span></text:a><text:span text:style-name="T68"> </text:span></text:p>
        </text:list-item>
        <text:list-item>
          <text:p text:style-name="P59"><text:a xlink:type="simple" xlink:href="https://www.taylorfrancis.com/chapters/edit/10.1201/9781351241410-20/sometimes-computation-shapley-value-simple-marco-dall-aglio-vito-fragnelli-stefano-moretti" text:style-name="Internet_20_link" text:visited-style-name="Visited_20_Internet_20_Link">https://www.taylorfrancis.com/chapters/edit/10.1201/9781351241410-20/sometimes-computation-shapley-value-simple-marco-dall-aglio-vito-fragnelli-stefano-moretti</text:a><text:span text:style-name="T68"> </text:span></text:p>
        </text:list-item>
      </text:list>
      <text:p text:style-name="P49"/>
      <text:p text:style-name="P9">סיכם: אראל סגל-הלוי.</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achlieli CLM2" svg:font-family="'Nachlieli CLM'"/>
    <style:font-face style:name="Liberation Sans2" svg:font-family="'Liberation Sans'" style:font-adornments="Regular" style:font-pitch="fixed"/>
    <style:font-face style:name="Monospace" svg:font-family="Monospace" style:font-pitch="fixed"/>
    <style:font-face style:name="Monospace1" svg:font-family="Monospace" style:font-adornments="Regular" style:font-pitch="fixed"/>
    <style:font-face style:name="Noto Sans1"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1"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1"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Qu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Default_5f_4" style:display-name="Default_4"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A4" style:family="paragraph" style:parent-style-name="Text" style:default-outline-level="">
      <style:text-properties style:font-name="Noto Sans1" fo:font-family="'Noto Sans'" style:font-style-name="Regular" style:font-pitch="fixed"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1" fo:font-family="'Noto Sans'" style:font-style-name="Regular" style:font-pitch="fixed" fo:font-size="44pt" style:font-size-asian="44pt"/>
    </style:style>
    <style:style style:name="Heading_20_A4" style:display-name="Heading A4" style:family="paragraph" style:parent-style-name="A4" style:default-outline-level="">
      <style:text-properties style:font-name="Noto Sans1" fo:font-family="'Noto Sans'" style:font-style-name="Regular" style:font-pitch="fixed" fo:font-size="24pt" style:font-size-asian="24pt"/>
    </style:style>
    <style:style style:name="Text_20_A4" style:display-name="Text A4" style:family="paragraph" style:parent-style-name="A4" style:default-outline-level="">
      <style:text-properties style:font-name="Noto Sans1" fo:font-family="'Noto Sans'" style:font-style-name="Regular" style:font-pitch="fixed" fo:font-size="18pt" style:font-size-asian="18pt"/>
    </style:style>
    <style:style style:name="A0" style:family="paragraph" style:parent-style-name="Text" style:default-outline-level="">
      <style:text-properties style:font-name="Noto Sans1" fo:font-family="'Noto Sans'" style:font-style-name="Regular" style:font-pitch="fixed" fo:font-size="47.5pt" style:font-size-asian="47.5pt"/>
    </style:style>
    <style:style style:name="Title_20_A0" style:display-name="Title A0" style:family="paragraph" style:parent-style-name="A4" style:default-outline-level="">
      <style:text-properties style:font-name="Noto Sans1" fo:font-family="'Noto Sans'" style:font-style-name="Regular" style:font-pitch="fixed" fo:font-size="96pt" style:font-size-asian="96pt"/>
    </style:style>
    <style:style style:name="Heading_20_A0" style:display-name="Heading A0" style:family="paragraph" style:parent-style-name="A4" style:default-outline-level="">
      <style:text-properties style:font-name="Noto Sans1" fo:font-family="'Noto Sans'" style:font-style-name="Regular" style:font-pitch="fixed" fo:font-size="72pt" style:font-size-asian="72pt"/>
    </style:style>
    <style:style style:name="Text_20_A0" style:display-name="Text A0" style:family="paragraph" style:parent-style-name="A4" style:default-outline-level="">
      <style:text-properties style:font-name="Noto Sans1" fo:font-family="'Noto Sans'" style:font-style-name="Regular" style:font-pitch="fixed"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כותרת_20_ותוכן_7e_LT_7e_Gliederung_20_1" style:display-name="כותרת ותוכן~LT~Gliederung 1" style:family="paragraph" style:default-outline-level="">
      <style:paragraph-properties fo:margin-top="0.2165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728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299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866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429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429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429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429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429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style:text-properties fo:color="#000000" style:text-outline="false" style:text-line-through-style="none" style:text-line-through-type="none" style:font-name="Liberation Sans1" fo:font-family="'Liberation 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iberation Sans1" fo:font-family="'Liberation Sans'" style:font-family-generic="roman" style:font-pitch="variable" fo:font-size="32.5pt" fo:font-style="normal" fo:text-shadow="none" style:text-underline-style="none" fo:font-weight="normal" style:letter-kerning="true" style:font-name-asian="DejaVu Sans" style:font-family-asian="'DejaVu Sans'" style:font-family-generic-asian="system" style:font-pitch-asian="variable" style:font-size-asian="32.5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כותרת_20_ותוכן_5f__7e_LT_7e_Gliederung_20_1" style:display-name="כותרת ותוכן_~LT~Gliederung 1" style:family="paragraph" style:default-outline-level="">
      <style:paragraph-properties fo:margin-top="0.2165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5f__7e_LT_7e_Gliederung_20_2" style:display-name="כותרת ותוכן_~LT~Gliederung 2" style:family="paragraph" style:parent-style-name="כותרת_20_ותוכן_5f__7e_LT_7e_Gliederung_20_1" style:default-outline-level="">
      <style:paragraph-properties fo:margin-top="0.1728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כותרת_20_ותוכן_5f__7e_LT_7e_Gliederung_20_3" style:display-name="כותרת ותוכן_~LT~Gliederung 3" style:family="paragraph" style:parent-style-name="כותרת_20_ותוכן_5f__7e_LT_7e_Gliederung_20_2" style:default-outline-level="">
      <style:paragraph-properties fo:margin-top="0.1299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כותרת_20_ותוכן_5f__7e_LT_7e_Gliederung_20_4" style:display-name="כותרת ותוכן_~LT~Gliederung 4" style:family="paragraph" style:parent-style-name="כותרת_20_ותוכן_5f__7e_LT_7e_Gliederung_20_3" style:default-outline-level="">
      <style:paragraph-properties fo:margin-top="0.0866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כותרת_20_ותוכן_5f__7e_LT_7e_Gliederung_20_5" style:display-name="כותרת ותוכן_~LT~Gliederung 5" style:family="paragraph" style:parent-style-name="כותרת_20_ותוכן_5f__7e_LT_7e_Gliederung_20_4" style:default-outline-level="">
      <style:paragraph-properties fo:margin-top="0.0429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Gliederung_20_6" style:display-name="כותרת ותוכן_~LT~Gliederung 6" style:family="paragraph" style:parent-style-name="כותרת_20_ותוכן_5f__7e_LT_7e_Gliederung_20_5" style:default-outline-level="">
      <style:paragraph-properties fo:margin-top="0.0429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Gliederung_20_7" style:display-name="כותרת ותוכן_~LT~Gliederung 7" style:family="paragraph" style:parent-style-name="כותרת_20_ותוכן_5f__7e_LT_7e_Gliederung_20_6" style:default-outline-level="">
      <style:paragraph-properties fo:margin-top="0.0429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Gliederung_20_8" style:display-name="כותרת ותוכן_~LT~Gliederung 8" style:family="paragraph" style:parent-style-name="כותרת_20_ותוכן_5f__7e_LT_7e_Gliederung_20_7" style:default-outline-level="">
      <style:paragraph-properties fo:margin-top="0.0429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Gliederung_20_9" style:display-name="כותרת ותוכן_~LT~Gliederung 9" style:family="paragraph" style:parent-style-name="כותרת_20_ותוכן_5f__7e_LT_7e_Gliederung_20_8" style:default-outline-level="">
      <style:paragraph-properties fo:margin-top="0.0429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Titel" style:display-name="כותרת ותוכן_~LT~Titel" style:family="paragraph" style:default-outline-level="">
      <style:paragraph-properties style:line-height-at-least="0.139in" fo:text-align="start" style:justify-single-word="false"/>
      <style:text-properties fo:color="#000000" style:text-outline="false" style:text-line-through-style="none" style:text-line-through-type="none" style:font-name="Liberation Sans1" fo:font-family="'Liberation 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5f__7e_LT_7e_Untertitel" style:display-name="כותרת ותוכן_~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5f__7e_LT_7e_Notizen" style:display-name="כותרת ותוכן_~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iberation Sans1" fo:font-family="'Liberation Sans'" style:font-family-generic="roman" style:font-pitch="variable" fo:font-size="32.5pt" fo:font-style="normal" fo:text-shadow="none" style:text-underline-style="none" fo:font-weight="normal" style:letter-kerning="true" style:font-name-asian="DejaVu Sans" style:font-family-asian="'DejaVu Sans'" style:font-family-generic-asian="system" style:font-pitch-asian="variable" style:font-size-asian="32.5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5f__7e_LT_7e_Hintergrundobjekte" style:display-name="כותרת ותוכן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כותרת_20_ותוכן_5f__7e_LT_7e_Hintergrund" style:display-name="כותרת ותוכן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1-04T18:18:28.350895855</meta:creation-date>
    <meta:generator>LibreOffice/6.4.7.2$Linux_X86_64 LibreOffice_project/40$Build-2</meta:generator>
    <dc:date>2021-08-11T19:29:45.065998900</dc:date>
    <meta:editing-duration>P10DT17H34M34S</meta:editing-duration>
    <meta:editing-cycles>1396</meta:editing-cycles>
    <dc:creator>Erel Segal-Halevi</dc:creator>
    <meta:document-statistic meta:table-count="1" meta:image-count="0" meta:object-count="0" meta:page-count="5" meta:paragraph-count="100" meta:word-count="1698" meta:character-count="9241" meta:non-whitespace-character-count="7625"/>
  </office:meta>
</office:document-meta>
</file>